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2.838cm" svg:height="7.622cm" svg:x="7.615cm" svg:y="6.69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6T16:02:34.225000000</meta:creation-date>
    <dc:date>2017-02-16T16:03:03.699000000</dc:date>
    <meta:editing-duration>PT31S</meta:editing-duration>
    <meta:editing-cycles>1</meta:editing-cycles>
    <meta:document-statistic meta:object-count="24"/>
    <meta:generator>LibreOfficeDev/5.4.0.0.alpha0$Windows_x86 LibreOffice_project/63e370c8117aeb2a1863c4b9262f512ea5a8c11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255e91" draw:fill-color="#255e91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12.839cm" svg:height="7.623cm" xlink:href="." xlink:type="simple" chart:class="chart:line" chart:style-name="ch1">
        <chart:title svg:x="5.298cm" svg:y="0.287cm" chart:style-name="ch2">
          <text:p>Chart Title</text:p>
        </chart:title>
        <chart:legend chart:legend-position="bottom" svg:x="2.398cm" svg:y="6.5cm" style:legend-expansion="wide" chart:style-name="ch3"/>
        <chart:plot-area chart:style-name="ch4" chart:data-source-has-labels="both" svg:x="0.256cm" svg:y="1.212cm" svg:width="12.327cm" svg:height="5.136cm">
          <chartooo:coordinate-region svg:x="0.754cm" svg:y="1.372cm" svg:width="11.829cm" svg:height="4.558cm"/>
          <chart:axis chart:dimension="x" chart:name="primary-x" chart:style-name="ch5" chartooo:axis-type="auto">
            <chartooo:date-scale/>
            <chart:categories table:cell-range-address="local-table.$A$2:.$A$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50" chart:label-cell-address="local-table.$B$1" chart:class="chart:line">
            <chart:data-point chart:repeated="49"/>
          </chart:series>
          <chart:series chart:style-name="ch9" chart:values-cell-range-address="local-table.$C$2:.$C$50" chart:label-cell-address="local-table.$C$1" chart:class="chart:line">
            <chart:data-point chart:repeated="49"/>
          </chart:series>
          <chart:series chart:style-name="ch10" chart:values-cell-range-address="local-table.$D$2:.$D$50" chart:label-cell-address="local-table.$D$1" chart:class="chart:line">
            <chart:data-point chart:repeated="49"/>
          </chart:series>
          <chart:series chart:style-name="ch11" chart:values-cell-range-address="local-table.$E$2:.$E$50" chart:label-cell-address="local-table.$E$1" chart:class="chart:line">
            <chart:data-point chart:repeated="49"/>
          </chart:series>
          <chart:series chart:style-name="ch12" chart:values-cell-range-address="local-table.$F$2:.$F$50" chart:label-cell-address="local-table.$F$1" chart:class="chart:line">
            <chart:data-point chart:repeated="49"/>
          </chart:series>
          <chart:series chart:style-name="ch13" chart:values-cell-range-address="local-table.$G$2:.$G$50" chart:label-cell-address="local-table.$G$1" chart:class="chart:line">
            <chart:data-point chart:repeated="49"/>
          </chart:series>
          <chart:series chart:style-name="ch14" chart:values-cell-range-address="local-table.$H$2:.$H$50" chart:label-cell-address="local-table.$H$1" chart:class="chart:line">
            <chart:data-point chart:repeated="49"/>
          </chart:series>
          <chart:series chart:style-name="ch15" chart:values-cell-range-address="local-table.$I$2:.$I$50" chart:label-cell-address="local-table.$I$1" chart:class="chart:line">
            <chart:data-point chart:repeated="4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 In0</text:p>
                <text:list>
                  <text:list-item>
                    <text:p>A</text:p>
                  </text:list-item>
                  <text:list-item>
                    <text:p>In0</text:p>
                  </text:list-item>
                </text:list>
              </table:table-cell>
              <table:table-cell office:value-type="string">
                <text:p>A In100</text:p>
                <text:list>
                  <text:list-item>
                    <text:p>A</text:p>
                  </text:list-item>
                  <text:list-item>
                    <text:p>In100</text:p>
                  </text:list-item>
                </text:list>
              </table:table-cell>
              <table:table-cell office:value-type="string">
                <text:p>A In200</text:p>
                <text:list>
                  <text:list-item>
                    <text:p>A</text:p>
                  </text:list-item>
                  <text:list-item>
                    <text:p>In200</text:p>
                  </text:list-item>
                </text:list>
              </table:table-cell>
              <table:table-cell office:value-type="string">
                <text:p>A In400</text:p>
                <text:list>
                  <text:list-item>
                    <text:p>A</text:p>
                  </text:list-item>
                  <text:list-item>
                    <text:p>In400</text:p>
                  </text:list-item>
                </text:list>
              </table:table-cell>
              <table:table-cell office:value-type="string">
                <text:p>B In0</text:p>
                <text:list>
                  <text:list-item>
                    <text:p>B</text:p>
                  </text:list-item>
                  <text:list-item>
                    <text:p>In0</text:p>
                  </text:list-item>
                </text:list>
              </table:table-cell>
              <table:table-cell office:value-type="string">
                <text:p>B In100</text:p>
                <text:list>
                  <text:list-item>
                    <text:p>B</text:p>
                  </text:list-item>
                  <text:list-item>
                    <text:p>In100</text:p>
                  </text:list-item>
                </text:list>
              </table:table-cell>
              <table:table-cell office:value-type="string">
                <text:p>B In200</text:p>
                <text:list>
                  <text:list-item>
                    <text:p>B</text:p>
                  </text:list-item>
                  <text:list-item>
                    <text:p>In200</text:p>
                  </text:list-item>
                </text:list>
              </table:table-cell>
              <table:table-cell office:value-type="string">
                <text:p>B In400</text:p>
                <text:list>
                  <text:list-item>
                    <text:p>B</text:p>
                  </text:list-item>
                  <text:list-item>
                    <text:p>In400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</text:p>
                <text:list>
                  <text:list-item>
                    <text:p>M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533">
                <text:p>0.533</text:p>
              </table:table-cell>
              <table:table-cell office:value-type="float" office:value="0.8">
                <text:p>0.8</text:p>
              </table:table-cell>
              <table:table-cell office:value-type="float" office:value="0.38">
                <text:p>0.38</text:p>
              </table:table-cell>
              <table:table-cell office:value-type="float" office:value="0.467">
                <text:p>0.467</text:p>
              </table:table-cell>
              <table:table-cell office:value-type="float" office:value="1.533">
                <text:p>1.533</text:p>
              </table:table-cell>
              <table:table-cell office:value-type="float" office:value="0.7">
                <text:p>0.7</text:p>
              </table:table-cell>
              <table:table-cell office:value-type="float" office:value="0.19">
                <text:p>0.19</text:p>
              </table:table-cell>
              <table:table-cell office:value-type="float" office:value="0.0667142857142857">
                <text:p>0.0667142857142857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13">
                <text:p>0.413</text:p>
              </table:table-cell>
              <table:table-cell office:value-type="float" office:value="0.287">
                <text:p>0.287</text:p>
              </table:table-cell>
              <table:table-cell office:value-type="float" office:value="0.547">
                <text:p>0.547</text:p>
              </table:table-cell>
              <table:table-cell office:value-type="float" office:value="0.467">
                <text:p>0.467</text:p>
              </table:table-cell>
              <table:table-cell office:value-type="float" office:value="1.413">
                <text:p>1.413</text:p>
              </table:table-cell>
              <table:table-cell office:value-type="float" office:value="0.187">
                <text:p>0.187</text:p>
              </table:table-cell>
              <table:table-cell office:value-type="float" office:value="0.2735">
                <text:p>0.2735</text:p>
              </table:table-cell>
              <table:table-cell office:value-type="float" office:value="0.0667142857142857">
                <text:p>0.0667142857142857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5">
                <text:p>0.55</text:p>
              </table:table-cell>
              <table:table-cell office:value-type="float" office:value="0.457">
                <text:p>0.457</text:p>
              </table:table-cell>
              <table:table-cell office:value-type="float" office:value="0.35">
                <text:p>0.35</text:p>
              </table:table-cell>
              <table:table-cell office:value-type="float" office:value="0.463">
                <text:p>0.463</text:p>
              </table:table-cell>
              <table:table-cell office:value-type="float" office:value="1.55">
                <text:p>1.55</text:p>
              </table:table-cell>
              <table:table-cell office:value-type="float" office:value="0.357">
                <text:p>0.357</text:p>
              </table:table-cell>
              <table:table-cell office:value-type="float" office:value="0.175">
                <text:p>0.175</text:p>
              </table:table-cell>
              <table:table-cell office:value-type="float" office:value="0.0661428571428571">
                <text:p>0.0661428571428571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73">
                <text:p>0.273</text:p>
              </table:table-cell>
              <table:table-cell office:value-type="float" office:value="0.143">
                <text:p>0.143</text:p>
              </table:table-cell>
              <table:table-cell office:value-type="float" office:value="0.46">
                <text:p>0.46</text:p>
              </table:table-cell>
              <table:table-cell office:value-type="float" office:value="0.367">
                <text:p>0.367</text:p>
              </table:table-cell>
              <table:table-cell office:value-type="float" office:value="1.273">
                <text:p>1.273</text:p>
              </table:table-cell>
              <table:table-cell office:value-type="float" office:value="0.043">
                <text:p>0.043</text:p>
              </table:table-cell>
              <table:table-cell office:value-type="float" office:value="0.23">
                <text:p>0.23</text:p>
              </table:table-cell>
              <table:table-cell office:value-type="float" office:value="0.0524285714285714">
                <text:p>0.0524285714285714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5">
                <text:p>0.45</text:p>
              </table:table-cell>
              <table:table-cell office:value-type="float" office:value="0.61">
                <text:p>0.61</text:p>
              </table:table-cell>
              <table:table-cell office:value-type="float" office:value="0.607">
                <text:p>0.607</text:p>
              </table:table-cell>
              <table:table-cell office:value-type="float" office:value="0.457">
                <text:p>0.457</text:p>
              </table:table-cell>
              <table:table-cell office:value-type="float" office:value="1.45">
                <text:p>1.45</text:p>
              </table:table-cell>
              <table:table-cell office:value-type="float" office:value="0.51">
                <text:p>0.51</text:p>
              </table:table-cell>
              <table:table-cell office:value-type="float" office:value="0.3035">
                <text:p>0.3035</text:p>
              </table:table-cell>
              <table:table-cell office:value-type="float" office:value="0.0652857142857143">
                <text:p>0.0652857142857143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23">
                <text:p>0.423</text:p>
              </table:table-cell>
              <table:table-cell office:value-type="float" office:value="0.373">
                <text:p>0.373</text:p>
              </table:table-cell>
              <table:table-cell office:value-type="float" office:value="0.44">
                <text:p>0.44</text:p>
              </table:table-cell>
              <table:table-cell office:value-type="float" office:value="0.443">
                <text:p>0.443</text:p>
              </table:table-cell>
              <table:table-cell office:value-type="float" office:value="1.423">
                <text:p>1.423</text:p>
              </table:table-cell>
              <table:table-cell office:value-type="float" office:value="0.273">
                <text:p>0.273</text:p>
              </table:table-cell>
              <table:table-cell office:value-type="float" office:value="0.22">
                <text:p>0.22</text:p>
              </table:table-cell>
              <table:table-cell office:value-type="float" office:value="0.0632857142857143">
                <text:p>0.0632857142857143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4">
                <text:p>0.54</text:p>
              </table:table-cell>
              <table:table-cell office:value-type="float" office:value="0.47">
                <text:p>0.47</text:p>
              </table:table-cell>
              <table:table-cell office:value-type="float" office:value="0.68">
                <text:p>0.68</text:p>
              </table:table-cell>
              <table:table-cell office:value-type="float" office:value="0.63">
                <text:p>0.63</text:p>
              </table:table-cell>
              <table:table-cell office:value-type="float" office:value="1.54">
                <text:p>1.54</text:p>
              </table:table-cell>
              <table:table-cell office:value-type="float" office:value="0.37">
                <text:p>0.37</text:p>
              </table:table-cell>
              <table:table-cell office:value-type="float" office:value="0.34">
                <text:p>0.34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33">
                <text:p>0.433</text:p>
              </table:table-cell>
              <table:table-cell office:value-type="float" office:value="0.397">
                <text:p>0.397</text:p>
              </table:table-cell>
              <table:table-cell office:value-type="float" office:value="0.47">
                <text:p>0.47</text:p>
              </table:table-cell>
              <table:table-cell office:value-type="float" office:value="0.48">
                <text:p>0.48</text:p>
              </table:table-cell>
              <table:table-cell office:value-type="float" office:value="1.433">
                <text:p>1.433</text:p>
              </table:table-cell>
              <table:table-cell office:value-type="float" office:value="0.297">
                <text:p>0.297</text:p>
              </table:table-cell>
              <table:table-cell office:value-type="float" office:value="0.235">
                <text:p>0.235</text:p>
              </table:table-cell>
              <table:table-cell office:value-type="float" office:value="0.0685714285714286">
                <text:p>0.0685714285714286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17">
                <text:p>0.417</text:p>
              </table:table-cell>
              <table:table-cell office:value-type="float" office:value="0.413">
                <text:p>0.413</text:p>
              </table:table-cell>
              <table:table-cell office:value-type="float" office:value="0.43">
                <text:p>0.43</text:p>
              </table:table-cell>
              <table:table-cell office:value-type="float" office:value="0.38">
                <text:p>0.38</text:p>
              </table:table-cell>
              <table:table-cell office:value-type="float" office:value="1.417">
                <text:p>1.417</text:p>
              </table:table-cell>
              <table:table-cell office:value-type="float" office:value="0.313">
                <text:p>0.313</text:p>
              </table:table-cell>
              <table:table-cell office:value-type="float" office:value="0.215">
                <text:p>0.215</text:p>
              </table:table-cell>
              <table:table-cell office:value-type="float" office:value="0.0542857142857143">
                <text:p>0.0542857142857143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13">
                <text:p>0.513</text:p>
              </table:table-cell>
              <table:table-cell office:value-type="float" office:value="0.337">
                <text:p>0.337</text:p>
              </table:table-cell>
              <table:table-cell office:value-type="float" office:value="0.363">
                <text:p>0.363</text:p>
              </table:table-cell>
              <table:table-cell office:value-type="float" office:value="0.577">
                <text:p>0.577</text:p>
              </table:table-cell>
              <table:table-cell office:value-type="float" office:value="1.513">
                <text:p>1.513</text:p>
              </table:table-cell>
              <table:table-cell office:value-type="float" office:value="0.237">
                <text:p>0.237</text:p>
              </table:table-cell>
              <table:table-cell office:value-type="float" office:value="0.1815">
                <text:p>0.1815</text:p>
              </table:table-cell>
              <table:table-cell office:value-type="float" office:value="0.0824285714285714">
                <text:p>0.0824285714285714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63">
                <text:p>0.563</text:p>
              </table:table-cell>
              <table:table-cell office:value-type="float" office:value="0.347">
                <text:p>0.347</text:p>
              </table:table-cell>
              <table:table-cell office:value-type="float" office:value="0.46">
                <text:p>0.46</text:p>
              </table:table-cell>
              <table:table-cell office:value-type="float" office:value="0.477">
                <text:p>0.477</text:p>
              </table:table-cell>
              <table:table-cell office:value-type="float" office:value="1.563">
                <text:p>1.563</text:p>
              </table:table-cell>
              <table:table-cell office:value-type="float" office:value="0.247">
                <text:p>0.247</text:p>
              </table:table-cell>
              <table:table-cell office:value-type="float" office:value="0.23">
                <text:p>0.23</text:p>
              </table:table-cell>
              <table:table-cell office:value-type="float" office:value="0.0681428571428571">
                <text:p>0.0681428571428571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03">
                <text:p>0.503</text:p>
              </table:table-cell>
              <table:table-cell office:value-type="float" office:value="0.447">
                <text:p>0.447</text:p>
              </table:table-cell>
              <table:table-cell office:value-type="float" office:value="0.533">
                <text:p>0.533</text:p>
              </table:table-cell>
              <table:table-cell office:value-type="float" office:value="0.443">
                <text:p>0.443</text:p>
              </table:table-cell>
              <table:table-cell office:value-type="float" office:value="1.503">
                <text:p>1.503</text:p>
              </table:table-cell>
              <table:table-cell office:value-type="float" office:value="0.347">
                <text:p>0.347</text:p>
              </table:table-cell>
              <table:table-cell office:value-type="float" office:value="0.2665">
                <text:p>0.2665</text:p>
              </table:table-cell>
              <table:table-cell office:value-type="float" office:value="0.0632857142857143">
                <text:p>0.0632857142857143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4">
                <text:p>0.54</text:p>
              </table:table-cell>
              <table:table-cell office:value-type="float" office:value="0.467">
                <text:p>0.467</text:p>
              </table:table-cell>
              <table:table-cell office:value-type="float" office:value="0.44">
                <text:p>0.44</text:p>
              </table:table-cell>
              <table:table-cell office:value-type="float" office:value="0.47">
                <text:p>0.47</text:p>
              </table:table-cell>
              <table:table-cell office:value-type="float" office:value="1.54">
                <text:p>1.54</text:p>
              </table:table-cell>
              <table:table-cell office:value-type="float" office:value="0.367">
                <text:p>0.367</text:p>
              </table:table-cell>
              <table:table-cell office:value-type="float" office:value="0.22">
                <text:p>0.22</text:p>
              </table:table-cell>
              <table:table-cell office:value-type="float" office:value="0.0671428571428571">
                <text:p>0.0671428571428571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737">
                <text:p>0.737</text:p>
              </table:table-cell>
              <table:table-cell office:value-type="float" office:value="0.587">
                <text:p>0.587</text:p>
              </table:table-cell>
              <table:table-cell office:value-type="float" office:value="0.2">
                <text:p>0.2</text:p>
              </table:table-cell>
              <table:table-cell office:value-type="float" office:value="0.557">
                <text:p>0.557</text:p>
              </table:table-cell>
              <table:table-cell office:value-type="float" office:value="1.737">
                <text:p>1.737</text:p>
              </table:table-cell>
              <table:table-cell office:value-type="float" office:value="0.487">
                <text:p>0.487</text:p>
              </table:table-cell>
              <table:table-cell office:value-type="float" office:value="0.1">
                <text:p>0.1</text:p>
              </table:table-cell>
              <table:table-cell office:value-type="float" office:value="0.0795714285714286">
                <text:p>0.0795714285714286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63">
                <text:p>0.563</text:p>
              </table:table-cell>
              <table:table-cell office:value-type="float" office:value="0.533">
                <text:p>0.533</text:p>
              </table:table-cell>
              <table:table-cell office:value-type="float" office:value="0.627">
                <text:p>0.627</text:p>
              </table:table-cell>
              <table:table-cell office:value-type="float" office:value="0.45">
                <text:p>0.45</text:p>
              </table:table-cell>
              <table:table-cell office:value-type="float" office:value="1.563">
                <text:p>1.563</text:p>
              </table:table-cell>
              <table:table-cell office:value-type="float" office:value="0.433">
                <text:p>0.433</text:p>
              </table:table-cell>
              <table:table-cell office:value-type="float" office:value="0.3135">
                <text:p>0.3135</text:p>
              </table:table-cell>
              <table:table-cell office:value-type="float" office:value="0.0642857142857143">
                <text:p>0.0642857142857143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36">
                <text:p>0.36</text:p>
              </table:table-cell>
              <table:table-cell office:value-type="float" office:value="0.34">
                <text:p>0.34</text:p>
              </table:table-cell>
              <table:table-cell office:value-type="float" office:value="0.307">
                <text:p>0.307</text:p>
              </table:table-cell>
              <table:table-cell office:value-type="float" office:value="0.46">
                <text:p>0.46</text:p>
              </table:table-cell>
              <table:table-cell office:value-type="float" office:value="1.36">
                <text:p>1.36</text:p>
              </table:table-cell>
              <table:table-cell office:value-type="float" office:value="0.24">
                <text:p>0.24</text:p>
              </table:table-cell>
              <table:table-cell office:value-type="float" office:value="0.1535">
                <text:p>0.1535</text:p>
              </table:table-cell>
              <table:table-cell office:value-type="float" office:value="0.0657142857142857">
                <text:p>0.0657142857142857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43">
                <text:p>0.443</text:p>
              </table:table-cell>
              <table:table-cell office:value-type="float" office:value="0.647">
                <text:p>0.647</text:p>
              </table:table-cell>
              <table:table-cell office:value-type="float" office:value="0.27">
                <text:p>0.27</text:p>
              </table:table-cell>
              <table:table-cell office:value-type="float" office:value="0.283">
                <text:p>0.283</text:p>
              </table:table-cell>
              <table:table-cell office:value-type="float" office:value="1.443">
                <text:p>1.443</text:p>
              </table:table-cell>
              <table:table-cell office:value-type="float" office:value="0.547">
                <text:p>0.547</text:p>
              </table:table-cell>
              <table:table-cell office:value-type="float" office:value="0.135">
                <text:p>0.135</text:p>
              </table:table-cell>
              <table:table-cell office:value-type="float" office:value="0.0404285714285714">
                <text:p>0.0404285714285714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007">
                <text:p>1.007</text:p>
              </table:table-cell>
              <table:table-cell office:value-type="float" office:value="0.647">
                <text:p>0.647</text:p>
              </table:table-cell>
              <table:table-cell office:value-type="float" office:value="0.5">
                <text:p>0.5</text:p>
              </table:table-cell>
              <table:table-cell office:value-type="float" office:value="0.523">
                <text:p>0.523</text:p>
              </table:table-cell>
              <table:table-cell office:value-type="float" office:value="2.007">
                <text:p>2.007</text:p>
              </table:table-cell>
              <table:table-cell office:value-type="float" office:value="0.547">
                <text:p>0.547</text:p>
              </table:table-cell>
              <table:table-cell office:value-type="float" office:value="0.25">
                <text:p>0.25</text:p>
              </table:table-cell>
              <table:table-cell office:value-type="float" office:value="0.0747142857142857">
                <text:p>0.0747142857142857</text:p>
              </table:table-cell>
            </table:table-row>
            <table:table-row>
              <table:table-cell office:value-type="string">
                <text:p>M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21">
                <text:p>1.21</text:p>
              </table:table-cell>
              <table:table-cell office:value-type="float" office:value="0.823">
                <text:p>0.823</text:p>
              </table:table-cell>
              <table:table-cell office:value-type="float" office:value="0.66">
                <text:p>0.66</text:p>
              </table:table-cell>
              <table:table-cell office:value-type="float" office:value="0.527">
                <text:p>0.527</text:p>
              </table:table-cell>
              <table:table-cell office:value-type="float" office:value="2.21">
                <text:p>2.21</text:p>
              </table:table-cell>
              <table:table-cell office:value-type="float" office:value="0.723">
                <text:p>0.723</text:p>
              </table:table-cell>
              <table:table-cell office:value-type="float" office:value="0.33">
                <text:p>0.33</text:p>
              </table:table-cell>
              <table:table-cell office:value-type="float" office:value="0.0752857142857143">
                <text:p>0.0752857142857143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>F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0.51">
                <text:p>0.51</text:p>
              </table:table-cell>
              <table:table-cell office:value-type="float" office:value="0.77">
                <text:p>0.77</text:p>
              </table:table-cell>
              <table:table-cell office:value-type="float" office:value="0.403">
                <text:p>0.403</text:p>
              </table:table-cell>
              <table:table-cell office:value-type="float" office:value="0.537">
                <text:p>0.537</text:p>
              </table:table-cell>
              <table:table-cell office:value-type="float" office:value="1.51">
                <text:p>1.51</text:p>
              </table:table-cell>
              <table:table-cell office:value-type="float" office:value="0.67">
                <text:p>0.67</text:p>
              </table:table-cell>
              <table:table-cell office:value-type="float" office:value="0.2015">
                <text:p>0.2015</text:p>
              </table:table-cell>
              <table:table-cell office:value-type="float" office:value="0.0767142857142857">
                <text:p>0.0767142857142857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43">
                <text:p>0.443</text:p>
              </table:table-cell>
              <table:table-cell office:value-type="float" office:value="0.743">
                <text:p>0.743</text:p>
              </table:table-cell>
              <table:table-cell office:value-type="float" office:value="0.413">
                <text:p>0.413</text:p>
              </table:table-cell>
              <table:table-cell office:value-type="float" office:value="0.34">
                <text:p>0.34</text:p>
              </table:table-cell>
              <table:table-cell office:value-type="float" office:value="1.443">
                <text:p>1.443</text:p>
              </table:table-cell>
              <table:table-cell office:value-type="float" office:value="0.643">
                <text:p>0.643</text:p>
              </table:table-cell>
              <table:table-cell office:value-type="float" office:value="0.2065">
                <text:p>0.2065</text:p>
              </table:table-cell>
              <table:table-cell office:value-type="float" office:value="0.0485714285714286">
                <text:p>0.0485714285714286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1">
                <text:p>0.41</text:p>
              </table:table-cell>
              <table:table-cell office:value-type="float" office:value="0.607">
                <text:p>0.607</text:p>
              </table:table-cell>
              <table:table-cell office:value-type="float" office:value="0.61">
                <text:p>0.61</text:p>
              </table:table-cell>
              <table:table-cell office:value-type="float" office:value="0.32">
                <text:p>0.32</text:p>
              </table:table-cell>
              <table:table-cell office:value-type="float" office:value="1.41">
                <text:p>1.41</text:p>
              </table:table-cell>
              <table:table-cell office:value-type="float" office:value="0.507">
                <text:p>0.507</text:p>
              </table:table-cell>
              <table:table-cell office:value-type="float" office:value="0.305">
                <text:p>0.305</text:p>
              </table:table-cell>
              <table:table-cell office:value-type="float" office:value="0.0457142857142857">
                <text:p>0.0457142857142857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637">
                <text:p>0.637</text:p>
              </table:table-cell>
              <table:table-cell office:value-type="float" office:value="0.523">
                <text:p>0.523</text:p>
              </table:table-cell>
              <table:table-cell office:value-type="float" office:value="0.58">
                <text:p>0.58</text:p>
              </table:table-cell>
              <table:table-cell office:value-type="float" office:value="0.51">
                <text:p>0.51</text:p>
              </table:table-cell>
              <table:table-cell office:value-type="float" office:value="1.637">
                <text:p>1.637</text:p>
              </table:table-cell>
              <table:table-cell office:value-type="float" office:value="0.423">
                <text:p>0.423</text:p>
              </table:table-cell>
              <table:table-cell office:value-type="float" office:value="0.29">
                <text:p>0.29</text:p>
              </table:table-cell>
              <table:table-cell office:value-type="float" office:value="0.0728571428571429">
                <text:p>0.0728571428571429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15">
                <text:p>1.15</text:p>
              </table:table-cell>
              <table:table-cell office:value-type="float" office:value="0.7">
                <text:p>0.7</text:p>
              </table:table-cell>
              <table:table-cell office:value-type="float" office:value="0.973">
                <text:p>0.973</text:p>
              </table:table-cell>
              <table:table-cell office:value-type="float" office:value="1.12">
                <text:p>1.12</text:p>
              </table:table-cell>
              <table:table-cell office:value-type="float" office:value="2.15">
                <text:p>2.15</text:p>
              </table:table-cell>
              <table:table-cell office:value-type="float" office:value="0.6">
                <text:p>0.6</text:p>
              </table:table-cell>
              <table:table-cell office:value-type="float" office:value="0.4865">
                <text:p>0.486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777">
                <text:p>0.777</text:p>
              </table:table-cell>
              <table:table-cell office:value-type="float" office:value="1.053">
                <text:p>1.053</text:p>
              </table:table-cell>
              <table:table-cell office:value-type="float" office:value="0.903">
                <text:p>0.903</text:p>
              </table:table-cell>
              <table:table-cell office:value-type="float" office:value="0.897">
                <text:p>0.897</text:p>
              </table:table-cell>
              <table:table-cell office:value-type="float" office:value="1.777">
                <text:p>1.777</text:p>
              </table:table-cell>
              <table:table-cell office:value-type="float" office:value="0.953">
                <text:p>0.953</text:p>
              </table:table-cell>
              <table:table-cell office:value-type="float" office:value="0.4515">
                <text:p>0.4515</text:p>
              </table:table-cell>
              <table:table-cell office:value-type="float" office:value="0.128142857142857">
                <text:p>0.128142857142857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8">
                <text:p>0.58</text:p>
              </table:table-cell>
              <table:table-cell office:value-type="float" office:value="0.407">
                <text:p>0.407</text:p>
              </table:table-cell>
              <table:table-cell office:value-type="float" office:value="0.57">
                <text:p>0.57</text:p>
              </table:table-cell>
              <table:table-cell office:value-type="float" office:value="0.437">
                <text:p>0.437</text:p>
              </table:table-cell>
              <table:table-cell office:value-type="float" office:value="1.58">
                <text:p>1.58</text:p>
              </table:table-cell>
              <table:table-cell office:value-type="float" office:value="0.307">
                <text:p>0.307</text:p>
              </table:table-cell>
              <table:table-cell office:value-type="float" office:value="0.285">
                <text:p>0.285</text:p>
              </table:table-cell>
              <table:table-cell office:value-type="float" office:value="0.0624285714285714">
                <text:p>0.0624285714285714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87">
                <text:p>0.587</text:p>
              </table:table-cell>
              <table:table-cell office:value-type="float" office:value="0.577">
                <text:p>0.577</text:p>
              </table:table-cell>
              <table:table-cell office:value-type="float" office:value="0.563">
                <text:p>0.563</text:p>
              </table:table-cell>
              <table:table-cell office:value-type="float" office:value="0.673">
                <text:p>0.673</text:p>
              </table:table-cell>
              <table:table-cell office:value-type="float" office:value="1.587">
                <text:p>1.587</text:p>
              </table:table-cell>
              <table:table-cell office:value-type="float" office:value="0.477">
                <text:p>0.477</text:p>
              </table:table-cell>
              <table:table-cell office:value-type="float" office:value="0.2815">
                <text:p>0.2815</text:p>
              </table:table-cell>
              <table:table-cell office:value-type="float" office:value="0.0961428571428572">
                <text:p>0.0961428571428572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713">
                <text:p>0.713</text:p>
              </table:table-cell>
              <table:table-cell office:value-type="float" office:value="0.533">
                <text:p>0.533</text:p>
              </table:table-cell>
              <table:table-cell office:value-type="float" office:value="0.617">
                <text:p>0.617</text:p>
              </table:table-cell>
              <table:table-cell office:value-type="float" office:value="0.637">
                <text:p>0.637</text:p>
              </table:table-cell>
              <table:table-cell office:value-type="float" office:value="1.713">
                <text:p>1.713</text:p>
              </table:table-cell>
              <table:table-cell office:value-type="float" office:value="0.433">
                <text:p>0.433</text:p>
              </table:table-cell>
              <table:table-cell office:value-type="float" office:value="0.3085">
                <text:p>0.3085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77">
                <text:p>0.477</text:p>
              </table:table-cell>
              <table:table-cell office:value-type="float" office:value="0.54">
                <text:p>0.54</text:p>
              </table:table-cell>
              <table:table-cell office:value-type="float" office:value="0.463">
                <text:p>0.463</text:p>
              </table:table-cell>
              <table:table-cell office:value-type="float" office:value="0.463">
                <text:p>0.463</text:p>
              </table:table-cell>
              <table:table-cell office:value-type="float" office:value="1.477">
                <text:p>1.477</text:p>
              </table:table-cell>
              <table:table-cell office:value-type="float" office:value="0.44">
                <text:p>0.44</text:p>
              </table:table-cell>
              <table:table-cell office:value-type="float" office:value="0.2315">
                <text:p>0.2315</text:p>
              </table:table-cell>
              <table:table-cell office:value-type="float" office:value="0.0661428571428571">
                <text:p>0.0661428571428571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33">
                <text:p>0.533</text:p>
              </table:table-cell>
              <table:table-cell office:value-type="float" office:value="0.347">
                <text:p>0.347</text:p>
              </table:table-cell>
              <table:table-cell office:value-type="float" office:value="0.537">
                <text:p>0.537</text:p>
              </table:table-cell>
              <table:table-cell office:value-type="float" office:value="0.613">
                <text:p>0.613</text:p>
              </table:table-cell>
              <table:table-cell office:value-type="float" office:value="1.533">
                <text:p>1.533</text:p>
              </table:table-cell>
              <table:table-cell office:value-type="float" office:value="0.247">
                <text:p>0.247</text:p>
              </table:table-cell>
              <table:table-cell office:value-type="float" office:value="0.2685">
                <text:p>0.2685</text:p>
              </table:table-cell>
              <table:table-cell office:value-type="float" office:value="0.0875714285714286">
                <text:p>0.0875714285714286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5">
                <text:p>0.55</text:p>
              </table:table-cell>
              <table:table-cell office:value-type="float" office:value="0.633">
                <text:p>0.633</text:p>
              </table:table-cell>
              <table:table-cell office:value-type="float" office:value="0.497">
                <text:p>0.497</text:p>
              </table:table-cell>
              <table:table-cell office:value-type="float" office:value="0.72">
                <text:p>0.72</text:p>
              </table:table-cell>
              <table:table-cell office:value-type="float" office:value="1.55">
                <text:p>1.55</text:p>
              </table:table-cell>
              <table:table-cell office:value-type="float" office:value="0.533">
                <text:p>0.533</text:p>
              </table:table-cell>
              <table:table-cell office:value-type="float" office:value="0.2485">
                <text:p>0.2485</text:p>
              </table:table-cell>
              <table:table-cell office:value-type="float" office:value="0.102857142857143">
                <text:p>0.102857142857143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43">
                <text:p>0.443</text:p>
              </table:table-cell>
              <table:table-cell office:value-type="float" office:value="0.56">
                <text:p>0.56</text:p>
              </table:table-cell>
              <table:table-cell office:value-type="float" office:value="0.42">
                <text:p>0.42</text:p>
              </table:table-cell>
              <table:table-cell office:value-type="float" office:value="0.443">
                <text:p>0.443</text:p>
              </table:table-cell>
              <table:table-cell office:value-type="float" office:value="1.443">
                <text:p>1.443</text:p>
              </table:table-cell>
              <table:table-cell office:value-type="float" office:value="0.46">
                <text:p>0.46</text:p>
              </table:table-cell>
              <table:table-cell office:value-type="float" office:value="0.21">
                <text:p>0.21</text:p>
              </table:table-cell>
              <table:table-cell office:value-type="float" office:value="0.0632857142857143">
                <text:p>0.0632857142857143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197">
                <text:p>0.197</text:p>
              </table:table-cell>
              <table:table-cell office:value-type="float" office:value="0.397">
                <text:p>0.397</text:p>
              </table:table-cell>
              <table:table-cell office:value-type="float" office:value="0.253">
                <text:p>0.253</text:p>
              </table:table-cell>
              <table:table-cell office:value-type="float" office:value="0.25">
                <text:p>0.25</text:p>
              </table:table-cell>
              <table:table-cell office:value-type="float" office:value="1.197">
                <text:p>1.197</text:p>
              </table:table-cell>
              <table:table-cell office:value-type="float" office:value="0.297">
                <text:p>0.297</text:p>
              </table:table-cell>
              <table:table-cell office:value-type="float" office:value="0.1265">
                <text:p>0.1265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8">
                <text:p>0.48</text:p>
              </table:table-cell>
              <table:table-cell office:value-type="float" office:value="0.423">
                <text:p>0.423</text:p>
              </table:table-cell>
              <table:table-cell office:value-type="float" office:value="0.49">
                <text:p>0.49</text:p>
              </table:table-cell>
              <table:table-cell office:value-type="float" office:value="0.497">
                <text:p>0.497</text:p>
              </table:table-cell>
              <table:table-cell office:value-type="float" office:value="1.48">
                <text:p>1.48</text:p>
              </table:table-cell>
              <table:table-cell office:value-type="float" office:value="0.323">
                <text:p>0.323</text:p>
              </table:table-cell>
              <table:table-cell office:value-type="float" office:value="0.245">
                <text:p>0.245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97">
                <text:p>0.497</text:p>
              </table:table-cell>
              <table:table-cell office:value-type="float" office:value="0.393">
                <text:p>0.393</text:p>
              </table:table-cell>
              <table:table-cell office:value-type="float" office:value="0.43">
                <text:p>0.43</text:p>
              </table:table-cell>
              <table:table-cell office:value-type="float" office:value="0.393">
                <text:p>0.393</text:p>
              </table:table-cell>
              <table:table-cell office:value-type="float" office:value="1.497">
                <text:p>1.497</text:p>
              </table:table-cell>
              <table:table-cell office:value-type="float" office:value="0.293">
                <text:p>0.293</text:p>
              </table:table-cell>
              <table:table-cell office:value-type="float" office:value="0.215">
                <text:p>0.215</text:p>
              </table:table-cell>
              <table:table-cell office:value-type="float" office:value="0.0561428571428572">
                <text:p>0.0561428571428572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13">
                <text:p>0.513</text:p>
              </table:table-cell>
              <table:table-cell office:value-type="float" office:value="0.707">
                <text:p>0.707</text:p>
              </table:table-cell>
              <table:table-cell office:value-type="float" office:value="0.577">
                <text:p>0.577</text:p>
              </table:table-cell>
              <table:table-cell office:value-type="float" office:value="0.503">
                <text:p>0.503</text:p>
              </table:table-cell>
              <table:table-cell office:value-type="float" office:value="1.513">
                <text:p>1.513</text:p>
              </table:table-cell>
              <table:table-cell office:value-type="float" office:value="0.607">
                <text:p>0.607</text:p>
              </table:table-cell>
              <table:table-cell office:value-type="float" office:value="0.2885">
                <text:p>0.2885</text:p>
              </table:table-cell>
              <table:table-cell office:value-type="float" office:value="0.0718571428571429">
                <text:p>0.0718571428571429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607">
                <text:p>0.607</text:p>
              </table:table-cell>
              <table:table-cell office:value-type="float" office:value="0.703">
                <text:p>0.703</text:p>
              </table:table-cell>
              <table:table-cell office:value-type="float" office:value="1.07">
                <text:p>1.07</text:p>
              </table:table-cell>
              <table:table-cell office:value-type="float" office:value="0.617">
                <text:p>0.617</text:p>
              </table:table-cell>
              <table:table-cell office:value-type="float" office:value="1.607">
                <text:p>1.607</text:p>
              </table:table-cell>
              <table:table-cell office:value-type="float" office:value="0.603">
                <text:p>0.603</text:p>
              </table:table-cell>
              <table:table-cell office:value-type="float" office:value="0.535">
                <text:p>0.535</text:p>
              </table:table-cell>
              <table:table-cell office:value-type="float" office:value="0.0881428571428572">
                <text:p>0.0881428571428572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73">
                <text:p>0.573</text:p>
              </table:table-cell>
              <table:table-cell office:value-type="float" office:value="0.65">
                <text:p>0.65</text:p>
              </table:table-cell>
              <table:table-cell office:value-type="float" office:value="0.583">
                <text:p>0.583</text:p>
              </table:table-cell>
              <table:table-cell office:value-type="float" office:value="0.87">
                <text:p>0.87</text:p>
              </table:table-cell>
              <table:table-cell office:value-type="float" office:value="1.573">
                <text:p>1.573</text:p>
              </table:table-cell>
              <table:table-cell office:value-type="float" office:value="0.55">
                <text:p>0.55</text:p>
              </table:table-cell>
              <table:table-cell office:value-type="float" office:value="0.2915">
                <text:p>0.2915</text:p>
              </table:table-cell>
              <table:table-cell office:value-type="float" office:value="0.124285714285714">
                <text:p>0.124285714285714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4">
                <text:p>0.54</text:p>
              </table:table-cell>
              <table:table-cell office:value-type="float" office:value="0.487">
                <text:p>0.487</text:p>
              </table:table-cell>
              <table:table-cell office:value-type="float" office:value="0.427">
                <text:p>0.427</text:p>
              </table:table-cell>
              <table:table-cell office:value-type="float" office:value="0.383">
                <text:p>0.383</text:p>
              </table:table-cell>
              <table:table-cell office:value-type="float" office:value="1.54">
                <text:p>1.54</text:p>
              </table:table-cell>
              <table:table-cell office:value-type="float" office:value="0.387">
                <text:p>0.387</text:p>
              </table:table-cell>
              <table:table-cell office:value-type="float" office:value="0.2135">
                <text:p>0.2135</text:p>
              </table:table-cell>
              <table:table-cell office:value-type="float" office:value="0.0547142857142857">
                <text:p>0.0547142857142857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83">
                <text:p>0.283</text:p>
              </table:table-cell>
              <table:table-cell office:value-type="float" office:value="0.437">
                <text:p>0.437</text:p>
              </table:table-cell>
              <table:table-cell office:value-type="float" office:value="0.297">
                <text:p>0.297</text:p>
              </table:table-cell>
              <table:table-cell office:value-type="float" office:value="0.383">
                <text:p>0.383</text:p>
              </table:table-cell>
              <table:table-cell office:value-type="float" office:value="1.283">
                <text:p>1.283</text:p>
              </table:table-cell>
              <table:table-cell office:value-type="float" office:value="0.337">
                <text:p>0.337</text:p>
              </table:table-cell>
              <table:table-cell office:value-type="float" office:value="0.1485">
                <text:p>0.1485</text:p>
              </table:table-cell>
              <table:table-cell office:value-type="float" office:value="0.0547142857142857">
                <text:p>0.0547142857142857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57">
                <text:p>0.257</text:p>
              </table:table-cell>
              <table:table-cell office:value-type="float" office:value="0.937">
                <text:p>0.937</text:p>
              </table:table-cell>
              <table:table-cell office:value-type="float" office:value="0.397">
                <text:p>0.397</text:p>
              </table:table-cell>
              <table:table-cell office:value-type="float" office:value="0.39">
                <text:p>0.39</text:p>
              </table:table-cell>
              <table:table-cell office:value-type="float" office:value="1.257">
                <text:p>1.257</text:p>
              </table:table-cell>
              <table:table-cell office:value-type="float" office:value="0.837">
                <text:p>0.837</text:p>
              </table:table-cell>
              <table:table-cell office:value-type="float" office:value="0.1985">
                <text:p>0.1985</text:p>
              </table:table-cell>
              <table:table-cell office:value-type="float" office:value="0.0557142857142857">
                <text:p>0.0557142857142857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3">
                <text:p>0.43</text:p>
              </table:table-cell>
              <table:table-cell office:value-type="float" office:value="0.547">
                <text:p>0.547</text:p>
              </table:table-cell>
              <table:table-cell office:value-type="float" office:value="0.503">
                <text:p>0.503</text:p>
              </table:table-cell>
              <table:table-cell office:value-type="float" office:value="0.467">
                <text:p>0.467</text:p>
              </table:table-cell>
              <table:table-cell office:value-type="float" office:value="1.43">
                <text:p>1.43</text:p>
              </table:table-cell>
              <table:table-cell office:value-type="float" office:value="0.447">
                <text:p>0.447</text:p>
              </table:table-cell>
              <table:table-cell office:value-type="float" office:value="0.2515">
                <text:p>0.2515</text:p>
              </table:table-cell>
              <table:table-cell office:value-type="float" office:value="0.0667142857142857">
                <text:p>0.0667142857142857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223">
                <text:p>0.223</text:p>
              </table:table-cell>
              <table:table-cell office:value-type="float" office:value="0.357">
                <text:p>0.357</text:p>
              </table:table-cell>
              <table:table-cell office:value-type="float" office:value="0.717">
                <text:p>0.717</text:p>
              </table:table-cell>
              <table:table-cell office:value-type="float" office:value="0.373">
                <text:p>0.373</text:p>
              </table:table-cell>
              <table:table-cell office:value-type="float" office:value="1.223">
                <text:p>1.223</text:p>
              </table:table-cell>
              <table:table-cell office:value-type="float" office:value="0.257">
                <text:p>0.257</text:p>
              </table:table-cell>
              <table:table-cell office:value-type="float" office:value="0.3585">
                <text:p>0.3585</text:p>
              </table:table-cell>
              <table:table-cell office:value-type="float" office:value="0.0532857142857143">
                <text:p>0.0532857142857143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377">
                <text:p>0.377</text:p>
              </table:table-cell>
              <table:table-cell office:value-type="float" office:value="0.61">
                <text:p>0.61</text:p>
              </table:table-cell>
              <table:table-cell office:value-type="float" office:value="0.507">
                <text:p>0.507</text:p>
              </table:table-cell>
              <table:table-cell office:value-type="float" office:value="0.523">
                <text:p>0.523</text:p>
              </table:table-cell>
              <table:table-cell office:value-type="float" office:value="1.377">
                <text:p>1.377</text:p>
              </table:table-cell>
              <table:table-cell office:value-type="float" office:value="0.51">
                <text:p>0.51</text:p>
              </table:table-cell>
              <table:table-cell office:value-type="float" office:value="0.2535">
                <text:p>0.2535</text:p>
              </table:table-cell>
              <table:table-cell office:value-type="float" office:value="0.0747142857142857">
                <text:p>0.0747142857142857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38">
                <text:p>0.38</text:p>
              </table:table-cell>
              <table:table-cell office:value-type="float" office:value="0.597">
                <text:p>0.597</text:p>
              </table:table-cell>
              <table:table-cell office:value-type="float" office:value="0.513">
                <text:p>0.513</text:p>
              </table:table-cell>
              <table:table-cell office:value-type="float" office:value="0.553">
                <text:p>0.553</text:p>
              </table:table-cell>
              <table:table-cell office:value-type="float" office:value="1.38">
                <text:p>1.38</text:p>
              </table:table-cell>
              <table:table-cell office:value-type="float" office:value="0.497">
                <text:p>0.497</text:p>
              </table:table-cell>
              <table:table-cell office:value-type="float" office:value="0.2565">
                <text:p>0.2565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73">
                <text:p>0.573</text:p>
              </table:table-cell>
              <table:table-cell office:value-type="float" office:value="0.517">
                <text:p>0.517</text:p>
              </table:table-cell>
              <table:table-cell office:value-type="float" office:value="0.743">
                <text:p>0.743</text:p>
              </table:table-cell>
              <table:table-cell office:value-type="float" office:value="0.353">
                <text:p>0.353</text:p>
              </table:table-cell>
              <table:table-cell office:value-type="float" office:value="1.573">
                <text:p>1.573</text:p>
              </table:table-cell>
              <table:table-cell office:value-type="float" office:value="0.417">
                <text:p>0.417</text:p>
              </table:table-cell>
              <table:table-cell office:value-type="float" office:value="0.3715">
                <text:p>0.3715</text:p>
              </table:table-cell>
              <table:table-cell office:value-type="float" office:value="0.0504285714285714">
                <text:p>0.0504285714285714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1.843">
                <text:p>1.843</text:p>
              </table:table-cell>
              <table:table-cell office:value-type="float" office:value="0.503">
                <text:p>0.503</text:p>
              </table:table-cell>
              <table:table-cell office:value-type="float" office:value="0.693">
                <text:p>0.693</text:p>
              </table:table-cell>
              <table:table-cell office:value-type="float" office:value="0.37">
                <text:p>0.37</text:p>
              </table:table-cell>
              <table:table-cell office:value-type="float" office:value="2.843">
                <text:p>2.843</text:p>
              </table:table-cell>
              <table:table-cell office:value-type="float" office:value="0.403">
                <text:p>0.403</text:p>
              </table:table-cell>
              <table:table-cell office:value-type="float" office:value="0.3465">
                <text:p>0.3465</text:p>
              </table:table-cell>
              <table:table-cell office:value-type="float" office:value="0.0528571428571429">
                <text:p>0.0528571428571429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427">
                <text:p>0.427</text:p>
              </table:table-cell>
              <table:table-cell office:value-type="float" office:value="0.333">
                <text:p>0.333</text:p>
              </table:table-cell>
              <table:table-cell office:value-type="float" office:value="0.44">
                <text:p>0.44</text:p>
              </table:table-cell>
              <table:table-cell office:value-type="float" office:value="0.493">
                <text:p>0.493</text:p>
              </table:table-cell>
              <table:table-cell office:value-type="float" office:value="1.427">
                <text:p>1.427</text:p>
              </table:table-cell>
              <table:table-cell office:value-type="float" office:value="0.233">
                <text:p>0.233</text:p>
              </table:table-cell>
              <table:table-cell office:value-type="float" office:value="0.22">
                <text:p>0.22</text:p>
              </table:table-cell>
              <table:table-cell office:value-type="float" office:value="0.0704285714285714">
                <text:p>0.0704285714285714</text:p>
              </table:table-cell>
            </table:table-row>
            <table:table-row>
              <table:table-cell office:value-type="string">
                <text:p>F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able:table-cell>
              <table:table-cell office:value-type="float" office:value="0.523">
                <text:p>0.523</text:p>
              </table:table-cell>
              <table:table-cell office:value-type="float" office:value="0.84">
                <text:p>0.84</text:p>
              </table:table-cell>
              <table:table-cell office:value-type="float" office:value="0.737">
                <text:p>0.737</text:p>
              </table:table-cell>
              <table:table-cell office:value-type="float" office:value="0.52">
                <text:p>0.52</text:p>
              </table:table-cell>
              <table:table-cell office:value-type="float" office:value="1.523">
                <text:p>1.523</text:p>
              </table:table-cell>
              <table:table-cell office:value-type="float" office:value="0.74">
                <text:p>0.74</text:p>
              </table:table-cell>
              <table:table-cell office:value-type="float" office:value="0.3685">
                <text:p>0.3685</text:p>
              </table:table-cell>
              <table:table-cell office:value-type="float" office:value="0.0742857142857143">
                <text:p>0.0742857142857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